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line-height="200%" fo:text-align="center" style:justify-single-word="false"/>
      <style:text-properties fo:font-size="12pt" officeooo:rsid="00159333" officeooo:paragraph-rsid="00159333" style:font-size-asian="10.5pt" style:font-size-complex="12pt"/>
    </style:style>
    <style:style style:name="P2" style:family="paragraph" style:parent-style-name="Preformatted_20_Text">
      <style:paragraph-properties fo:line-height="200%" fo:text-align="justify" style:justify-single-word="false"/>
      <style:text-properties fo:font-size="12pt" officeooo:rsid="00159333" officeooo:paragraph-rsid="00159333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4 Report: <text:s/>dgp34</text:p>
      <text:p text:style-name="P2"/>
      <text:p text:style-name="P2">In this project, a second joint was added to the minimal robot and both joints were commanded to move at unique, hard-coded frequencies. Due to gravity, the effect on the robot is not as one might expect, creating chaotic motion. <text:s/>This motion would be highly stressful on joints, arms, motors, etc. if the model were real and this code were actually implemented.</text:p>
      <text:p text:style-name="P2"/>
      <text:p text:style-name="P2">The motion can be edited by going to sin_commander.cpp and editing the defined FREQ1 and FREQ2 values. <text:s/>Different values would produce different motions. <text:s/>The current values chosen are arbitrary, and are therefore as valid as any other combination. <text:s/>Feel free to change in order to satisfy a desire for idle entertain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8T19:06:11.150121624</dc:date>
    <meta:document-statistic meta:table-count="0" meta:image-count="0" meta:object-count="0" meta:page-count="1" meta:paragraph-count="3" meta:word-count="116" meta:character-count="701" meta:non-whitespace-character-count="583"/>
    <meta:generator>LibreOffice/4.2.8.2$Linux_X86_64 LibreOffice_project/420m0$Build-2</meta:generator>
  </office:meta>
</office:document-meta>
</file>